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fo:border="thin solid #3C3C3C" style:vertical-align="automatic" fo:wrap-option="wrap" style:rotation-angle="9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3C3C3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3C3C3C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19">
      <style:table-cell-properties fo:border="thin solid #3C3C3C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13">
      <style:table-cell-properties fo:border="thin solid #3C3C3C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order="thin solid #3C3C3C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3C3C3C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3C3C3C"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13">
      <style:table-cell-properties fo:border="thin solid #3C3C3C"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19">
      <style:table-cell-properties fo:border-top="none" fo:border-bottom="thin solid #3C3C3C" fo:border-left="thin solid #3C3C3C" fo:border-right="thin solid #3C3C3C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13">
      <style:table-cell-properties fo:border-top="none" fo:border-bottom="thin solid #3C3C3C" fo:border-left="thin solid #3C3C3C" fo:border-right="thin solid #3C3C3C"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6">
      <style:table-cell-properties fo:border-top="none" fo:border-bottom="thin solid #3C3C3C" fo:border-left="thin solid #3C3C3C" fo:border-right="thin solid #3C3C3C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BuiltIn_Percent" style:data-style-name="N13">
      <style:table-cell-properties fo:border="thin solid #3C3C3C" style:vertical-align="top" fo:wrap-option="wrap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3C3C3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Arial1" style:font-name-asian="Arial1" style:font-name-complex="Arial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FF" style:text-line-through-style="none" style:font-name="Arial1" style:font-name-asian="Arial1" style:font-name-complex="Arial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7.59354166666667cm"/>
    </style:style>
    <style:style style:name="co10" style:family="table-column">
      <style:table-column-properties fo:break-before="auto" style:column-width="7.064375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70.7pt" style:use-optimal-row-height="fals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76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Ris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7" table:default-cell-style-name="ce2"/>
        <table:table-column table:style-name="co11" table:number-columns-repeated="767" table:default-cell-style-name="ce1"/>
        <table:table-column table:style-name="co12" table:number-columns-repeated="15360" table:default-cell-style-name="ce1"/>
        <table:table-row table:style-name="ro1">
          <table:table-cell office:value-type="string" table:number-columns-spanned="10" table:number-rows-spanned="1" table:style-name="ce21">
            <text:p>Sistema de Informação Para Grupos de Pesquisa - <text:s/>Risk Lis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3">
            <text:p>Risk ID</text:p>
          </table:table-cell>
          <table:table-cell office:value-type="string" table:style-name="ce4">
            <text:p>Data da identificação</text:p>
          </table:table-cell>
          <table:table-cell office:value-type="string" table:style-name="ce4">
            <text:p>Título</text:p>
          </table:table-cell>
          <table:table-cell office:value-type="string" table:style-name="ce4">
            <text:p>Descrição</text:p>
          </table:table-cell>
          <table:table-cell office:value-type="string" table:style-name="ce3">
            <office:annotation draw:style-name="a0" svg:x="9.02083333333333in" svg:y="0.21875in" svg:width="1.52083333333333in" svg:height="0.947916666666667in">
              <dc:creator/>
              <text:p><text:span text:style-name="T3">Risk Type =</text:span><text:span text:style-name="T3"/></text:p>
              <text:p><text:span text:style-name="T3">Direct or Indirect</text:span><text:span text:style-name="T3"/></text:p>
              <text:p><text:span text:style-name="T3">Resource</text:span><text:span text:style-name="T3"/></text:p>
              <text:p><text:span text:style-name="T3">Business</text:span><text:span text:style-name="T3"/></text:p>
              <text:p><text:span text:style-name="T3">Technical</text:span><text:span text:style-name="T3"/></text:p>
              <text:p><text:span text:style-name="T3">Schedule</text:span></text:p>
            </office:annotation>
            <text:p>Tipo</text:p>
          </table:table-cell>
          <table:table-cell office:value-type="string" table:style-name="ce3">
            <office:annotation draw:style-name="a1" svg:x="9.5625in" svg:y="0.208333333333333in" svg:width="1.57291666666667in" svg:height="0.96875in">
              <dc:creator/>
              <text:p><text:span text:style-name="T3">Impact is a numerical value, usually between 1 and 5, that represents the impact to the project if the risk comes true.</text:span><text:span text:style-name="T3"/></text:p>
              <text:p><text:span text:style-name="T3">5 is a HIGH IMPACT and 1 is LOW IMPACT.</text:span></text:p>
            </office:annotation>
            <text:p>Impacto</text:p>
          </table:table-cell>
          <table:table-cell office:value-type="string" table:style-name="ce3">
            <office:annotation draw:style-name="a2" svg:x="9.96875in" svg:y="0.208333333333333in" svg:width="0.770833333333333in" svg:height="0.770833333333333in">
              <dc:creator/>
              <text:p><text:span text:style-name="T4">Probability is the percentage chance that a risk will occur.</text:span></text:p>
            </office:annotation>
            <text:p>Probabilidade</text:p>
          </table:table-cell>
          <table:table-cell office:value-type="string" table:style-name="ce3">
            <office:annotation draw:style-name="a3" svg:x="10.6354166666667in" svg:y="0.208333333333333in" svg:width="1.3125in" svg:height="0.822916666666667in">
              <dc:creator/>
              <text:p><text:span text:style-name="T4">Magnitude is the result of the multiplication of Probability and Impact, providing a joint metric suitable for sorting.</text:span></text:p>
            </office:annotation>
            <text:p>Magnitude</text:p>
          </table:table-cell>
          <table:table-cell office:value-type="string" table:style-name="ce3">
            <text:p>Responável</text:p>
          </table:table-cell>
          <table:table-cell office:value-type="string" table:style-name="ce4">
            <text:p>Mitigation Strategy</text:p>
          </table:table-cell>
          <table:table-cell table:number-columns-repeated="16374" table:style-name="ce5"/>
        </table:table-row>
        <table:table-row table:style-name="ro3">
          <table:table-cell office:value-type="string" table:number-columns-spanned="10" table:number-rows-spanned="1" table:style-name="ce22">
            <text:p>Primeira in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Sumir gente</text:p>
          </table:table-cell>
          <table:table-cell office:value-type="string" table:style-name="ce7">
            <text:p>Pessoas que não dão sinal algum de que pretendem colaborar</text:p>
          </table:table-cell>
          <table:table-cell office:value-type="string" table:style-name="ce7">
            <text:p>Recursos</text:p>
          </table:table-cell>
          <table:table-cell office:value-type="float" office:value="-20" table:style-name="ce7">
            <text:p>-20</text:p>
          </table:table-cell>
          <table:table-cell office:value-type="percentage" office:value="0.5" table:style-name="ce9">
            <text:p>5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Rafael Reggiani Manzo</text:p>
          </table:table-cell>
          <table:table-cell office:value-type="string" table:style-name="ce7">
            <text:p>Cobrar Individualmente as pessoas que não aceitaram nenhuma tarefa.</text:p>
          </table:table-cell>
          <table:table-cell table:number-columns-repeated="16374" table:style-name="ce6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Rafael Reggiani Manzo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Excesso de funcionalidades</text:p>
          </table:table-cell>
          <table:table-cell office:value-type="string" table:style-name="ce7">
            <text:p>Ao conversar com o cliente ficou a impressão de que o projeto é muito mais complexo do que a descrição das tarefas para a primeira interação transpareceu</text:p>
          </table:table-cell>
          <table:table-cell office:value-type="string" table:style-name="ce7">
            <text:p>Negócio</text:p>
          </table:table-cell>
          <table:table-cell office:value-type="float" office:value="-40" table:style-name="ce7">
            <text:p>-40</text:p>
          </table:table-cell>
          <table:table-cell office:value-type="percentage" office:value="0.25" table:style-name="ce9">
            <text:p>25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Geraldo Castro Zampoli</text:p>
          </table:table-cell>
          <table:table-cell office:value-type="string" table:style-name="ce7">
            <text:p>Conversar com o cliente a fim de simplificar o sistema. Procurar diminuir as generalidades do sistema. Ex.: Pessoa que aparece como co-autor de publicação e depois vira membro; ou membro que vira ex-membro etc.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2">
            <text:p>Segunda in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date" office:date-value="2011-09-19T00:00:00" table:style-name="ce8">
            <text:p>19/09/2011</text:p>
          </table:table-cell>
          <table:table-cell office:value-type="string" table:style-name="ce7">
            <text:p>Atraso na nova escolha dos papéis</text:p>
          </table:table-cell>
          <table:table-cell office:value-type="string" table:style-name="ce7">
            <text:p>Esperávamos que não fosse necessário a troca obrigatória de papéis oque atrasou em muito o projeto</text:p>
          </table:table-cell>
          <table:table-cell office:value-type="string" table:style-name="ce7">
            <text:p>Negócio</text:p>
          </table:table-cell>
          <table:table-cell office:value-type="float" office:value="-30" table:style-name="ce7">
            <text:p>-30</text:p>
          </table:table-cell>
          <table:table-cell office:value-type="percentage" office:value="0.75" table:style-name="ce9">
            <text:p>75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office:value-type="string" table:style-name="ce7">
            <text:p>Mudar os papéis no primeiro dia de interação</text:p>
          </table:table-cell>
          <table:table-cell table:number-columns-repeated="16374" table:style-name="ce6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date" office:date-value="2011-09-30T00:00:00" table:style-name="ce8">
            <text:p>30/09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Geraldo Castro Zampoli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2">
            <text:p>Terceira in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date" office:date-value="2011-10-05T00:00:00" table:style-name="ce8">
            <text:p>05/10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Fernando Omar Aluani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7">
          <table:table-cell office:value-type="float" office:value="2" table:style-name="ce7">
            <text:p>2</text:p>
          </table:table-cell>
          <table:table-cell table:style-name="ce8"/>
          <table:table-cell table:style-name="ce12"/>
          <table:table-cell table:number-columns-repeated="2" table:style-name="ce7"/>
          <table:table-cell table:style-name="ce12"/>
          <table:table-cell table:style-name="ce13"/>
          <table:table-cell office:value-type="float" office:value="0" table:style-name="ce10">
            <text:p>0,0</text:p>
          </table:table-cell>
          <table:table-cell table:style-name="ce10"/>
          <table:table-cell table:style-name="ce11"/>
          <table:table-cell table:number-columns-repeated="16374" table:style-name="ce6"/>
        </table:table-row>
        <table:table-row table:style-name="ro7">
          <table:table-cell office:value-type="float" office:value="3" table:style-name="ce7">
            <text:p>3</text:p>
          </table:table-cell>
          <table:table-cell table:style-name="ce14"/>
          <table:table-cell table:style-name="ce15"/>
          <table:table-cell table:number-columns-repeated="2" table:style-name="ce16"/>
          <table:table-cell table:style-name="ce15"/>
          <table:table-cell table:style-name="ce17"/>
          <table:table-cell office:value-type="float" office:value="0" table:style-name="ce10">
            <text:p>0,0</text:p>
          </table:table-cell>
          <table:table-cell table:style-name="ce18"/>
          <table:table-cell table:style-name="ce19"/>
          <table:table-cell table:number-columns-repeated="16374" table:style-name="ce6"/>
        </table:table-row>
        <table:table-row table:style-name="ro7">
          <table:table-cell office:value-type="float" office:value="4" table:style-name="ce7">
            <text:p>4</text:p>
          </table:table-cell>
          <table:table-cell table:style-name="ce8"/>
          <table:table-cell table:style-name="ce12"/>
          <table:table-cell table:number-columns-repeated="2" table:style-name="ce7"/>
          <table:table-cell table:style-name="ce12"/>
          <table:table-cell table:style-name="ce20"/>
          <table:table-cell office:value-type="float" office:value="0" table:style-name="ce10">
            <text:p>0,0</text:p>
          </table:table-cell>
          <table:table-cell table:style-name="ce10"/>
          <table:table-cell table:style-name="ce11"/>
          <table:table-cell table:number-columns-repeated="16374" table:style-name="ce6"/>
        </table:table-row>
        <table:table-row table:style-name="ro7">
          <table:table-cell office:value-type="float" office:value="5" table:style-name="ce7">
            <text:p>5</text:p>
          </table:table-cell>
          <table:table-cell table:style-name="ce8"/>
          <table:table-cell table:number-columns-repeated="4" table:style-name="ce7"/>
          <table:table-cell table:style-name="ce9"/>
          <table:table-cell office:value-type="float" office:value="0" table:style-name="ce10">
            <text:p>0,0</text:p>
          </table:table-cell>
          <table:table-cell table:style-name="ce10"/>
          <table:table-cell table:style-name="ce11"/>
          <table:table-cell table:number-columns-repeated="16374" table:style-name="ce6"/>
        </table:table-row>
        <table:table-row table:style-name="ro7">
          <table:table-cell office:value-type="float" office:value="6" table:style-name="ce7">
            <text:p>6</text:p>
          </table:table-cell>
          <table:table-cell table:style-name="ce8"/>
          <table:table-cell table:style-name="ce12"/>
          <table:table-cell table:number-columns-repeated="2" table:style-name="ce7"/>
          <table:table-cell table:style-name="ce12"/>
          <table:table-cell table:style-name="ce13"/>
          <table:table-cell office:value-type="float" office:value="0" table:style-name="ce10">
            <text:p>0,0</text:p>
          </table:table-cell>
          <table:table-cell table:style-name="ce10"/>
          <table:table-cell table:style-name="ce11"/>
          <table:table-cell table:number-columns-repeated="16374" table:style-name="ce6"/>
        </table:table-row>
        <table:table-row table:style-name="ro7">
          <table:table-cell office:value-type="float" office:value="7" table:style-name="ce7">
            <text:p>7</text:p>
          </table:table-cell>
          <table:table-cell table:style-name="ce8"/>
          <table:table-cell table:number-columns-repeated="4" table:style-name="ce7"/>
          <table:table-cell table:style-name="ce9"/>
          <table:table-cell office:value-type="float" office:value="0" table:style-name="ce10">
            <text:p>0,0</text:p>
          </table:table-cell>
          <table:table-cell table:style-name="ce10"/>
          <table:table-cell table:style-name="ce7"/>
          <table:table-cell table:number-columns-repeated="16374" table:style-name="ce6"/>
        </table:table-row>
        <table:table-row table:style-name="ro7">
          <table:table-cell office:value-type="float" office:value="8" table:style-name="ce7">
            <text:p>8</text:p>
          </table:table-cell>
          <table:table-cell table:style-name="ce8"/>
          <table:table-cell table:number-columns-repeated="4" table:style-name="ce7"/>
          <table:table-cell table:style-name="ce9"/>
          <table:table-cell office:value-type="float" office:value="0" table:style-name="ce10">
            <text:p>0,0</text:p>
          </table:table-cell>
          <table:table-cell table:style-name="ce10"/>
          <table:table-cell table:style-name="ce7"/>
          <table:table-cell table:number-columns-repeated="16374" table:style-name="ce6"/>
        </table:table-row>
        <table:table-row table:style-name="ro7">
          <table:table-cell office:value-type="float" office:value="9" table:style-name="ce7">
            <text:p>9</text:p>
          </table:table-cell>
          <table:table-cell table:style-name="ce8"/>
          <table:table-cell table:number-columns-repeated="4" table:style-name="ce7"/>
          <table:table-cell table:style-name="ce9"/>
          <table:table-cell office:value-type="float" office:value="0" table:style-name="ce10">
            <text:p>0,0</text:p>
          </table:table-cell>
          <table:table-cell table:style-name="ce10"/>
          <table:table-cell table:style-name="ce7"/>
          <table:table-cell table:number-columns-repeated="16374" table:style-name="ce6"/>
        </table:table-row>
        <table:table-row table:style-name="ro7">
          <table:table-cell office:value-type="float" office:value="10" table:style-name="ce7">
            <text:p>10</text:p>
          </table:table-cell>
          <table:table-cell table:style-name="ce8"/>
          <table:table-cell table:style-name="ce12"/>
          <table:table-cell table:number-columns-repeated="2" table:style-name="ce7"/>
          <table:table-cell table:style-name="ce12"/>
          <table:table-cell table:style-name="ce13"/>
          <table:table-cell office:value-type="float" office:value="0" table:style-name="ce10">
            <text:p>0,0</text:p>
          </table:table-cell>
          <table:table-cell table:style-name="ce10"/>
          <table:table-cell table:style-name="ce7"/>
          <table:table-cell table:number-columns-repeated="16374" table:style-name="ce6"/>
        </table:table-row>
        <table:table-row table:number-rows-repeated="104855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Excel_BuiltIn_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640944881889764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&lt;organization&gt;</text:span></text:p>
        </style:region-left>
        <style:region-center>
          <text:p><text:span text:style-name="T1"><text:date>???</text:date></text:span></text:p>
        </style:region-center>
        <style:region-right>
          <text:p><text:span text:style-name="T1">Page</text:span><text:span text:style-name="T1"><text:s/></text:span><text:span text:style-name="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barnard</meta:initial-creator>
    <dc:creator>Fernando Aluani</dc:creator>
    <meta:creation-date>2002-08-27T21:24:06Z</meta:creation-date>
    <dc:date>2011-10-24T22:10:51Z</dc:date>
    <meta:print-date>2002-09-23T19:23:26Z</meta:print-date>
    <meta:editing-cycles>3</meta:editing-cycles>
    <meta:editing-duration>PT3656S</meta:editing-duration>
  </office:meta>
</office:document-meta>
</file>